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0.33cm" style:use-optimal-column-width="false"/>
    </style:style>
    <style:style style:name="co2" style:family="table-column">
      <style:table-column-properties style:column-width="10.333cm" style:use-optimal-column-width="false"/>
    </style:style>
    <style:style style:name="ro1" style:family="table-row">
      <style:table-row-properties style:row-height="3.07cm" style:use-optimal-row-height="false"/>
    </style:style>
    <style:style style:name="ro2" style:family="table-row">
      <style:table-row-properties style:row-height="3.076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0.662cm" svg:height="9.215cm" svg:x="0.517cm" svg:y="10.767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Wejście (<text:span text:style-name="T1">input</text:span>)</text:p>
              </table:table-cell>
              <table:table-cell>
                <text:p text:style-name="P1">Wyjście (<text:span text:style-name="T1">output</text:span>)</text:p>
              </table:table-cell>
            </table:table-row>
            <table:table-row table:style-name="ro1" table:default-cell-style-name="ce1">
              <table:table-cell>
                <text:p text:style-name="P1">Podpowiedź (<text:span text:style-name="T1">prompt</text:span>)</text:p>
              </table:table-cell>
              <table:table-cell>
                <text:p text:style-name="P1">Uzupełnienie (<text:span text:style-name="T1">completion</text:span>)</text:p>
              </table:table-cell>
            </table:table-row>
            <table:table-row table:style-name="ro2" table:default-cell-style-name="ce1">
              <table:table-cell>
                <text:p text:style-name="P1">Kontekst</text:p>
              </table:table-cell>
              <table:table-cell>
                <text:p text:style-name="P1">Wygenerowany tekst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19T22:25:50.601000000</dc:date>
    <meta:editing-duration>PT13M12S</meta:editing-duration>
    <meta:editing-cycles>1</meta:editing-cycles>
    <meta:document-statistic meta:object-count="1"/>
    <meta:generator>LibreOffice/7.4.1.2$Windows_X86_64 LibreOffice_project/3c58a8f3a960df8bc8fd77b461821e42c061c5f0</meta:generator>
  </office:meta>
</office:document-meta>
</file>